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all</text:p>
          </table:table-cell>
          <table:table-cell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adow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target that cannot see you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Health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preme Health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attack and damage with sword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swor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knif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4" office:value-type="string">
            <text:p>Increases attack and damage with axes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ax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4" office:value-type="string">
            <text:p>Increases attack and damage with hafted weapons</text:p>
          </table:table-cell>
          <table:table-cell table:style-name="ce13" table:number-columns-repeated="246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4" office:value-type="string">
            <text:p>Increases attack and damage with hafted weapons</text:p>
          </table:table-cell>
          <table:table-cell table:number-columns-repeated="246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2])" office:value-type="float" office:value="64">
            <text:p>64</text:p>
          </table:table-cell>
          <table:table-cell table:number-columns-repeated="253"/>
        </table:table-row>
        <table:table-row table:style-name="ro1" table:number-rows-repeated="654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1">01/01/2010</text:date>, <text:time>03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1T03:07:24</dc:date>
    <dc:language>fr-FR</dc:language>
    <meta:editing-cycles>58</meta:editing-cycles>
    <meta:editing-duration>P1DT6H32M10S</meta:editing-duration>
    <meta:user-defined meta:name="Info 1"/>
    <meta:user-defined meta:name="Info 2"/>
    <meta:user-defined meta:name="Info 3"/>
    <meta:user-defined meta:name="Info 4"/>
    <meta:document-statistic meta:table-count="2" meta:cell-count="279"/>
  </office:meta>
</office:document-meta>
</file>